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.svm" manifest:media-type=""/>
  <manifest:file-entry manifest:full-path="Pictures/10000201000001BC000002878FEC6B28.png" manifest:media-type="image/png"/>
  <manifest:file-entry manifest:full-path="Pictures/10000201000000B5000001AE5B578CC2.png" manifest:media-type="image/png"/>
  <manifest:file-entry manifest:full-path="Pictures/10000201000002C80000012AA79F38D4.png" manifest:media-type="image/png"/>
  <manifest:file-entry manifest:full-path="Pictures/10000201000002DC000001EC7396CAA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152cm" svg:stroke-color="#008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008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svg:stroke-color="#008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254cm" draw:marker-start-width="0.579cm" draw:marker-end-width="0.579cm" draw:fill="solid" draw:fill-color="#808080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svg:stroke-color="#000000" draw:fill="solid" draw:fill-color="#ffffff" draw:textarea-vertical-align="middle"/>
    </style:style>
    <style:style style:name="gr10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08" style:family="graphic" style:parent-style-name="standard">
      <style:graphic-properties svg:stroke-width="0.254cm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109" style:family="graphic" style:parent-style-name="standard">
      <style:graphic-properties svg:stroke-width="0.254cm" draw:marker-start-width="0.579cm" draw:marker-end-width="0.579cm" draw:fill="solid" draw:fill-color="#808080" draw:textarea-horizontal-align="justify" draw:textarea-vertical-align="middle" draw:auto-grow-height="false" fo:padding-top="0.25cm" fo:padding-bottom="0.25cm" fo:padding-left="0.375cm" fo:padding-right="0.375cm"/>
    </style:style>
    <style:style style:name="gr11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cm" fo:min-width="0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50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fffff" style:repeat="repeat"/>
      <style:paragraph-properties fo:text-align="center" fo:border="0.03pt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3cm" svg:height="2.739cm" svg:x="4.2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6.1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8.0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9.9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1.8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3.7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5.6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7.568cm" svg:y="12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389cm" svg:height="4.363cm" svg:x="7.241cm" svg:y="11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688cm" svg:height="2.182cm" svg:x="8.449cm" svg:y="7.612cm">
          <text:p text:style-name="P1"><text:span text:style-name="T1">Un </text:span><text:span text:style-name="T2">bi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9.217cm" svg:height="6.359cm" svg:x="2.274cm" svg:y="10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4.688cm" svg:height="2.182cm" svg:x="13.276cm" svg:y="18.287cm">
          <text:p text:style-name="P1"><text:span text:style-name="T1">Un </text:span><text:span text:style-name="T2">byt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936cm" svg:y1="11.559cm" svg:x2="10.793cm" svg:y2="9.794cm" draw:start-shape="id1" draw:start-glue-point="4" draw:end-shape="id2" draw:end-glue-point="2" svg:d="m8936 11559 1857-1765">
          <text:p/>
        </draw:connector>
        <draw:connector draw:style-name="gr7" draw:text-style-name="P1" draw:layer="layout" draw:type="line" svg:x1="11.883cm" svg:y1="16.943cm" svg:x2="15.62cm" svg:y2="18.287cm" draw:start-shape="id3" draw:start-glue-point="8" draw:end-shape="id4" draw:end-glue-point="0" svg:d="m11883 16943 3737 1344">
          <text:p/>
        </draw:connector>
        <draw:custom-shape draw:style-name="gr1" draw:text-style-name="P1" draw:layer="layout" svg:width="1.903cm" svg:height="2.739cm" svg:x="4.2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6.1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8.0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9.9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1.8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3.7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5.6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7.568cm" svg:y="12.30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1" draw:layer="layout" svg:width="1.903cm" svg:height="2.739cm" svg:x="2.6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903cm" svg:height="2.739cm" svg:x="4.54cm" svg:y="23.66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903cm" svg:height="2.739cm" svg:x="6.4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8.34cm" svg:y="23.66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0.2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2.14cm" svg:y="23.66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4.0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5.94cm" svg:y="23.66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xml:id="id6" draw:id="id6" draw:layer="layout" svg:width="9.769cm" svg:height="2.182cm" svg:x="0.733cm" svg:y="28.7cm">
            <text:p text:style-name="P1"><text:span text:style-name="T1">Código de instrucción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draw:type="line" svg:x1="5.392cm" svg:y1="26.875cm" svg:x2="5.617cm" svg:y2="28.7cm" draw:start-shape="id5" draw:start-glue-point="8" draw:end-shape="id6" draw:end-glue-point="0" svg:d="m5392 26875 225 1825">
            <text:p/>
          </draw:connector>
          <draw:custom-shape draw:style-name="gr4" draw:text-style-name="P1" xml:id="id5" draw:id="id5" draw:layer="layout" svg:width="6.07cm" svg:height="3.593cm" svg:x="2.357cm" svg:y="23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8" draw:id="id8" draw:layer="layout" svg:width="6.392cm" svg:height="2.182cm" svg:x="13.026cm" svg:y="28.7cm">
            <text:p text:style-name="P1"><text:span text:style-name="T1">Argumento</text:span>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3.352cm" svg:y1="26.946cm" svg:x2="16.222cm" svg:y2="28.7cm" draw:start-shape="id7" draw:start-glue-point="8" draw:end-shape="id8" draw:end-glue-point="0" svg:d="m13352 26946 2870 1754">
            <text:p/>
          </draw:connector>
          <draw:custom-shape draw:style-name="gr2" draw:text-style-name="P1" xml:id="id7" draw:id="id7" draw:layer="layout" svg:width="10.665cm" svg:height="3.785cm" svg:x="8.019cm" svg:y="23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frame draw:style-name="gr9" draw:text-style-name="P1" draw:layer="layout" svg:width="19.37cm" svg:height="13.009cm" svg:x="2.198cm" svg:y="7.537cm">
          <draw:image xlink:href="Pictures/10000201000002DC000001EC7396CAAF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9" draw:text-style-name="P1" draw:layer="layout" svg:width="18.838cm" svg:height="7.874cm" svg:x="1.162cm" svg:y="15.189cm">
          <draw:image xlink:href="Pictures/10000201000002C80000012AA79F38D4.png" xlink:type="simple" xlink:show="embed" xlink:actuate="onLoad">
            <text:p/>
          </draw:image>
        </draw:frame>
      </draw:page>
      <draw:page draw:name="page4" draw:style-name="dp1" draw:master-page-name="Default">
        <draw:g>
          <draw:g>
            <draw:custom-shape draw:style-name="gr10" draw:text-style-name="P3" draw:layer="layout" svg:width="0.58cm" svg:height="0.836cm" svg:x="2.642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0.579cm" svg:height="0.836cm" svg:x="3.222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581cm" svg:height="0.836cm" svg:x="3.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0.58cm" svg:height="0.836cm" svg:x="4.3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0.58cm" svg:height="0.836cm" svg:x="4.959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581cm" svg:height="0.836cm" svg:x="5.53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579cm" svg:height="0.836cm" svg:x="6.11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0.58cm" svg:height="0.836cm" svg:x="6.697cm" svg:y="-0.3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3" draw:layer="layout" svg:width="0.58cm" svg:height="0.836cm" svg:x="2.642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3" draw:layer="layout" svg:width="0.579cm" svg:height="0.835cm" svg:x="3.222cm" svg:y="0.55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" draw:layer="layout" svg:width="0.581cm" svg:height="0.836cm" svg:x="3.8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3" draw:layer="layout" svg:width="0.58cm" svg:height="0.835cm" svg:x="4.38cm" svg:y="0.55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3" draw:layer="layout" svg:width="0.58cm" svg:height="0.836cm" svg:x="4.959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" draw:layer="layout" svg:width="0.581cm" svg:height="0.835cm" svg:x="5.538cm" svg:y="0.559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" draw:layer="layout" svg:width="0.579cm" svg:height="0.836cm" svg:x="6.118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0.58cm" svg:height="0.835cm" svg:x="6.697cm" svg:y="0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3" draw:layer="layout" svg:width="0.58cm" svg:height="0.835cm" svg:x="2.642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7" draw:text-style-name="P3" draw:layer="layout" svg:width="0.579cm" svg:height="0.835cm" svg:x="3.222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3" draw:layer="layout" svg:width="0.581cm" svg:height="0.835cm" svg:x="3.8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58cm" svg:height="0.835cm" svg:x="4.38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3" draw:layer="layout" svg:width="0.58cm" svg:height="0.835cm" svg:x="4.959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3" draw:layer="layout" svg:width="0.581cm" svg:height="0.835cm" svg:x="5.538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3" draw:layer="layout" svg:width="0.579cm" svg:height="0.835cm" svg:x="6.118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3" draw:text-style-name="P3" draw:layer="layout" svg:width="0.58cm" svg:height="0.835cm" svg:x="6.697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4" draw:text-style-name="P3" draw:layer="layout" svg:width="0.58cm" svg:height="0.835cm" svg:x="2.642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3" draw:layer="layout" svg:width="0.579cm" svg:height="0.835cm" svg:x="3.222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3" draw:layer="layout" svg:width="0.581cm" svg:height="0.835cm" svg:x="3.8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3" draw:layer="layout" svg:width="0.58cm" svg:height="0.835cm" svg:x="4.38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8" draw:text-style-name="P3" draw:layer="layout" svg:width="0.58cm" svg:height="0.835cm" svg:x="4.959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3" draw:layer="layout" svg:width="0.581cm" svg:height="0.835cm" svg:x="5.538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3" draw:layer="layout" svg:width="0.579cm" svg:height="0.835cm" svg:x="6.118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3" draw:layer="layout" svg:width="0.58cm" svg:height="0.835cm" svg:x="6.697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2" draw:text-style-name="P3" draw:layer="layout" svg:width="0.58cm" svg:height="0.834cm" svg:x="2.642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3" draw:layer="layout" svg:width="0.579cm" svg:height="0.835cm" svg:x="3.222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3" draw:layer="layout" svg:width="0.581cm" svg:height="0.834cm" svg:x="3.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3" draw:layer="layout" svg:width="0.58cm" svg:height="0.835cm" svg:x="4.3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3" draw:layer="layout" svg:width="0.58cm" svg:height="0.834cm" svg:x="4.959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3" draw:layer="layout" svg:width="0.581cm" svg:height="0.835cm" svg:x="5.53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3" draw:layer="layout" svg:width="0.579cm" svg:height="0.834cm" svg:x="6.11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3" draw:layer="layout" svg:width="0.58cm" svg:height="0.835cm" svg:x="6.697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0" draw:text-style-name="P3" draw:layer="layout" svg:width="0.58cm" svg:height="0.835cm" svg:x="2.642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3" draw:layer="layout" svg:width="0.579cm" svg:height="0.835cm" svg:x="3.222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2" draw:text-style-name="P3" draw:layer="layout" svg:width="0.581cm" svg:height="0.835cm" svg:x="3.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3" draw:layer="layout" svg:width="0.58cm" svg:height="0.835cm" svg:x="4.3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3" draw:layer="layout" svg:width="0.58cm" svg:height="0.835cm" svg:x="4.959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" draw:text-style-name="P3" draw:layer="layout" svg:width="0.581cm" svg:height="0.835cm" svg:x="5.53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6" draw:text-style-name="P3" draw:layer="layout" svg:width="0.579cm" svg:height="0.835cm" svg:x="6.11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7" draw:text-style-name="P3" draw:layer="layout" svg:width="0.58cm" svg:height="0.835cm" svg:x="6.697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8" draw:text-style-name="P3" draw:layer="layout" svg:width="0.58cm" svg:height="0.836cm" svg:x="2.642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3" draw:layer="layout" svg:width="0.579cm" svg:height="0.836cm" svg:x="3.222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3" draw:layer="layout" svg:width="0.581cm" svg:height="0.836cm" svg:x="3.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3" draw:layer="layout" svg:width="0.58cm" svg:height="0.836cm" svg:x="4.3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2" draw:text-style-name="P3" draw:layer="layout" svg:width="0.58cm" svg:height="0.836cm" svg:x="4.959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3" draw:text-style-name="P3" draw:layer="layout" svg:width="0.581cm" svg:height="0.836cm" svg:x="5.53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3" draw:layer="layout" svg:width="0.579cm" svg:height="0.836cm" svg:x="6.11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3" draw:layer="layout" svg:width="0.58cm" svg:height="0.836cm" svg:x="6.697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6" draw:text-style-name="P3" draw:layer="layout" svg:width="0.58cm" svg:height="0.836cm" svg:x="2.642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7" draw:text-style-name="P3" draw:layer="layout" svg:width="0.579cm" svg:height="0.835cm" svg:x="3.222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8" draw:text-style-name="P3" draw:layer="layout" svg:width="0.581cm" svg:height="0.836cm" svg:x="3.8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9" draw:text-style-name="P3" draw:layer="layout" svg:width="0.58cm" svg:height="0.835cm" svg:x="4.38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0" draw:text-style-name="P3" draw:layer="layout" svg:width="0.58cm" svg:height="0.836cm" svg:x="4.959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1" draw:text-style-name="P3" draw:layer="layout" svg:width="0.581cm" svg:height="0.835cm" svg:x="5.538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2" draw:text-style-name="P3" draw:layer="layout" svg:width="0.579cm" svg:height="0.836cm" svg:x="6.118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3" draw:text-style-name="P3" draw:layer="layout" svg:width="0.58cm" svg:height="0.835cm" svg:x="6.697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4" draw:text-style-name="P3" draw:layer="layout" svg:width="0.58cm" svg:height="0.835cm" svg:x="2.642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5" draw:text-style-name="P3" draw:layer="layout" svg:width="0.579cm" svg:height="0.834cm" svg:x="3.222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6" draw:text-style-name="P3" draw:layer="layout" svg:width="0.581cm" svg:height="0.835cm" svg:x="3.8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7" draw:text-style-name="P3" draw:layer="layout" svg:width="0.58cm" svg:height="0.834cm" svg:x="4.38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8" draw:text-style-name="P3" draw:layer="layout" svg:width="0.58cm" svg:height="0.835cm" svg:x="4.959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9" draw:text-style-name="P3" draw:layer="layout" svg:width="0.581cm" svg:height="0.834cm" svg:x="5.538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0" draw:text-style-name="P3" draw:layer="layout" svg:width="0.579cm" svg:height="0.835cm" svg:x="6.118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1" draw:text-style-name="P3" draw:layer="layout" svg:width="0.58cm" svg:height="0.834cm" svg:x="6.697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82" draw:text-style-name="P3" draw:layer="layout" svg:width="0.58cm" svg:height="0.835cm" svg:x="2.642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3" draw:text-style-name="P3" draw:layer="layout" svg:width="0.579cm" svg:height="0.834cm" svg:x="3.222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4" draw:text-style-name="P3" draw:layer="layout" svg:width="0.581cm" svg:height="0.835cm" svg:x="3.8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" draw:layer="layout" svg:width="0.58cm" svg:height="0.834cm" svg:x="4.38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6" draw:text-style-name="P3" draw:layer="layout" svg:width="0.58cm" svg:height="0.835cm" svg:x="4.959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7" draw:text-style-name="P3" draw:layer="layout" svg:width="0.581cm" svg:height="0.834cm" svg:x="5.538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8" draw:text-style-name="P3" draw:layer="layout" svg:width="0.579cm" svg:height="0.835cm" svg:x="6.118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9" draw:text-style-name="P3" draw:layer="layout" svg:width="0.58cm" svg:height="0.834cm" svg:x="6.697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3" draw:layer="layout" svg:width="0.58cm" svg:height="0.835cm" svg:x="2.642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3" draw:layer="layout" svg:width="0.579cm" svg:height="0.835cm" svg:x="3.222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3" draw:layer="layout" svg:width="0.581cm" svg:height="0.835cm" svg:x="3.8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58cm" svg:height="0.835cm" svg:x="4.38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3" draw:layer="layout" svg:width="0.58cm" svg:height="0.835cm" svg:x="4.959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3" draw:layer="layout" svg:width="0.581cm" svg:height="0.835cm" svg:x="5.538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6" draw:text-style-name="P3" draw:layer="layout" svg:width="0.579cm" svg:height="0.835cm" svg:x="6.118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3" draw:layer="layout" svg:width="0.58cm" svg:height="0.835cm" svg:x="6.697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8" draw:text-style-name="P3" draw:layer="layout" svg:width="0.58cm" svg:height="0.835cm" svg:x="2.642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3" draw:layer="layout" svg:width="0.579cm" svg:height="0.835cm" svg:x="3.222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0" draw:text-style-name="P3" draw:layer="layout" svg:width="0.581cm" svg:height="0.835cm" svg:x="3.8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1" draw:text-style-name="P3" draw:layer="layout" svg:width="0.58cm" svg:height="0.835cm" svg:x="4.38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2" draw:text-style-name="P3" draw:layer="layout" svg:width="0.58cm" svg:height="0.835cm" svg:x="4.959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3" draw:text-style-name="P3" draw:layer="layout" svg:width="0.581cm" svg:height="0.835cm" svg:x="5.538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3" draw:layer="layout" svg:width="0.579cm" svg:height="0.835cm" svg:x="6.118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3" draw:layer="layout" svg:width="0.58cm" svg:height="0.835cm" svg:x="6.697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frame draw:style-name="gr9" draw:text-style-name="P1" draw:layer="layout" svg:width="4.787cm" svg:height="11.384cm" svg:x="6.867cm" svg:y="7.651cm">
          <draw:image xlink:href="Pictures/10000201000000B5000001AE5B578CC2.png" xlink:type="simple" xlink:show="embed" xlink:actuate="onLoad">
            <text:p/>
          </draw:image>
        </draw:frame>
        <draw:custom-shape draw:style-name="gr2" draw:text-style-name="P1" xml:id="id9" draw:id="id9" draw:layer="layout" svg:width="8.186cm" svg:height="14.551cm" svg:x="5.19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6.606cm" svg:height="2.182cm" svg:x="10.17cm" svg:y="3.726cm">
          <text:p text:style-name="P1"><text:span text:style-name="T1">La </text:span><text:span text:style-name="T2">memoria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.18cm" svg:y1="8.28cm" svg:x2="13.473cm" svg:y2="5.908cm" draw:start-shape="id9" draw:start-glue-point="11" draw:end-shape="id10" draw:end-glue-point="2" svg:d="m12180 8280 1293-2372">
          <text:p/>
        </draw:connector>
        <draw:frame draw:style-name="gr9" draw:text-style-name="P1" draw:layer="layout" svg:width="11.737cm" svg:height="17.128cm" svg:x="18.427cm" svg:y="10.679cm">
          <draw:image xlink:href="Pictures/10000201000001BC000002878FEC6B28.png" xlink:type="simple" xlink:show="embed" xlink:actuate="onLoad">
            <text:p/>
          </draw:image>
        </draw:frame>
      </draw:page>
      <draw:page draw:name="page5" draw:style-name="dp1" draw:master-page-name="Default">
        <draw:g>
          <draw:frame draw:style-name="gr9" draw:text-style-name="P1" draw:layer="layout" svg:width="4.924cm" svg:height="11.71cm" svg:x="4.45cm" svg:y="2.709cm">
            <draw:image xlink:href="Pictures/10000201000000B5000001AE5B578CC2.png" xlink:type="simple" xlink:show="embed" xlink:actuate="onLoad">
              <text:p/>
            </draw:image>
          </draw:frame>
          <draw:frame draw:style-name="standard" draw:layer="layout" svg:width="1.506cm" svg:height="11.628cm" svg:x="2.453cm" svg:y="2.735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<text:span text:style-name="T3">31</text:span></text:p>
                </table:table-cell>
              </table:table-row>
              <table:table-row table:style-name="ro1">
                <table:table-cell table:style-name="ce1">
                  <text:p text:style-name="P1"><text:span text:style-name="T3">30</text:span></text:p>
                </table:table-cell>
              </table:table-row>
              <table:table-row table:style-name="ro1">
                <table:table-cell table:style-name="ce1">
                  <text:p text:style-name="P1"><text:span text:style-name="T3">29</text:span></text:p>
                </table:table-cell>
              </table:table-row>
              <table:table-row table:style-name="ro1">
                <table:table-cell table:style-name="ce1">
                  <text:p text:style-name="P1"><text:span text:style-name="T3">28</text:span></text:p>
                </table:table-cell>
              </table:table-row>
              <table:table-row table:style-name="ro1">
                <table:table-cell table:style-name="ce1"/>
              </table:table-row>
              <table:table-row table:style-name="ro1">
                <table:table-cell table:style-name="ce1"/>
              </table:table-row>
              <table:table-row table:style-name="ro1">
                <table:table-cell table:style-name="ce1">
                  <text:p text:style-name="P1"><text:span text:style-name="T3">5</text:span></text:p>
                </table:table-cell>
              </table:table-row>
              <table:table-row table:style-name="ro1">
                <table:table-cell table:style-name="ce2">
                  <text:p text:style-name="P1"><text:span text:style-name="T3">4</text:span></text:p>
                </table:table-cell>
              </table:table-row>
              <table:table-row table:style-name="ro1">
                <table:table-cell table:style-name="ce1">
                  <text:p text:style-name="P1"><text:span text:style-name="T3">3</text:span></text:p>
                </table:table-cell>
              </table:table-row>
              <table:table-row table:style-name="ro1">
                <table:table-cell table:style-name="ce1">
                  <text:p text:style-name="P1"><text:span text:style-name="T3">2</text:span></text:p>
                </table:table-cell>
              </table:table-row>
              <table:table-row table:style-name="ro1">
                <table:table-cell table:style-name="ce1">
                  <text:p text:style-name="P1"><text:span text:style-name="T3">1</text:span></text:p>
                </table:table-cell>
              </table:table-row>
              <table:table-row table:style-name="ro1">
                <table:table-cell table:style-name="ce1">
                  <text:p text:style-name="P1"><text:span text:style-name="T3">0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polygon draw:style-name="gr106" draw:text-style-name="P1" draw:layer="layout" svg:width="8.709cm" svg:height="2.25cm" svg:x="1.458cm" svg:y="7.043cm" svg:viewBox="0 0 8710 2251" draw:points="0,875 3126,42 3542,1084 5251,292 5876,1000 8251,0 8710,792 5501,2042 4959,1376 3126,2251 2584,1042 125,1751">
            <text:p/>
          </draw:polygon>
          <draw:g>
            <draw:custom-shape draw:style-name="gr107" draw:text-style-name="P1" draw:layer="layout" svg:width="1.376cm" svg:height="2.375cm" svg:x="1cm" svg:y="6.918cm">
              <text:p/>
              <draw:enhanced-geometry svg:viewBox="0 0 21600 21600" draw:type="rectangle" draw:enhanced-path="M 0 0 L 21600 0 21600 21600 0 21600 0 0 Z N"/>
            </draw:custom-shape>
            <draw:custom-shape draw:style-name="gr107" draw:text-style-name="P1" draw:layer="layout" svg:width="1.376cm" svg:height="2.375cm" svg:x="9.399cm" svg:y="6.917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6" draw:style-name="dp1" draw:master-page-name="Default">
        <draw:custom-shape draw:style-name="gr108" draw:text-style-name="P4" draw:layer="layout" svg:width="1.903cm" svg:height="2.739cm" svg:x="-3.927cm" svg:y="9.773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8" draw:text-style-name="P4" draw:layer="layout" svg:width="1.903cm" svg:height="2.739cm" svg:x="-6.884cm" svg:y="2.98cm">
          <text:p text:style-name="P5"><text:span text:style-name="T4">0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9" draw:text-style-name="P4" draw:layer="layout" svg:width="1.903cm" svg:height="2.739cm" svg:x="2.098cm" svg:y="-1.6cm">
                <text:p text:style-name="P4"><text:span text:style-name="T4">0</text:span>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3.999cm" svg:y="-1.599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5.898cm" svg:y="-1.6cm">
                <text:p text:style-name="P4"><text:span text:style-name="T4">0</text:span>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7.799cm" svg:y="-1.599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9.698cm" svg:y="-1.6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1.599cm" svg:y="-1.599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3.498cm" svg:y="-1.6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5.399cm" svg:y="-1.599cm">
                <text:p text:style-name="P4">0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09" draw:text-style-name="P4" draw:layer="layout" svg:width="1.903cm" svg:height="2.739cm" svg:x="2.098cm" svg:y="1.886cm">
                <text:p text:style-name="P4"><text:span text:style-name="T4">0</text:span>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3.999cm" svg:y="1.887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5.898cm" svg:y="1.886cm">
                <text:p text:style-name="P4"><text:span text:style-name="T4">1</text:span>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7.799cm" svg:y="1.887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9.698cm" svg:y="1.886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1.599cm" svg:y="1.887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3.498cm" svg:y="1.886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5.399cm" svg:y="1.887cm">
                <text:p text:style-name="P4">0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09" draw:text-style-name="P4" draw:layer="layout" svg:width="1.903cm" svg:height="2.739cm" svg:x="2.098cm" svg:y="5.371cm">
                <text:p text:style-name="P4"><text:span text:style-name="T4">1</text:span>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3.999cm" svg:y="5.372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5.898cm" svg:y="5.371cm">
                <text:p text:style-name="P4"><text:span text:style-name="T4">0</text:span>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7.799cm" svg:y="5.372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9.698cm" svg:y="5.371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1.599cm" svg:y="5.372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3.498cm" svg:y="5.371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5.399cm" svg:y="5.372cm">
                <text:p text:style-name="P4">1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09" draw:text-style-name="P4" draw:layer="layout" svg:width="1.903cm" svg:height="2.739cm" svg:x="2.098cm" svg:y="8.857cm">
                <text:p text:style-name="P4"><text:span text:style-name="T4">1</text:span>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3.999cm" svg:y="8.858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5.898cm" svg:y="8.857cm">
                <text:p text:style-name="P4"><text:span text:style-name="T4">1</text:span>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7.799cm" svg:y="8.858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9.698cm" svg:y="8.857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1.599cm" svg:y="8.858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3.498cm" svg:y="8.857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5.399cm" svg:y="8.858cm">
                <text:p text:style-name="P4">1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09" draw:text-style-name="P4" draw:layer="layout" svg:width="1.903cm" svg:height="2.739cm" svg:x="2.098cm" svg:y="12.343cm">
                <text:p text:style-name="P4"><text:span text:style-name="T4">1</text:span>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3.999cm" svg:y="12.344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5.898cm" svg:y="12.343cm">
                <text:p text:style-name="P4"><text:span text:style-name="T4">0</text:span>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7.799cm" svg:y="12.344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9.698cm" svg:y="12.343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1.599cm" svg:y="12.344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3.498cm" svg:y="12.343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5.399cm" svg:y="12.344cm">
                <text:p text:style-name="P4">1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09" draw:text-style-name="P4" draw:layer="layout" svg:width="1.903cm" svg:height="2.739cm" svg:x="2.098cm" svg:y="15.829cm">
                <text:p text:style-name="P4"><text:span text:style-name="T4">1</text:span>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3.999cm" svg:y="15.83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5.898cm" svg:y="15.829cm">
                <text:p text:style-name="P4"><text:span text:style-name="T4">1</text:span>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7.799cm" svg:y="15.83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9.698cm" svg:y="15.829cm">
                <text:p text:style-name="P4">1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1.599cm" svg:y="15.83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3.498cm" svg:y="15.829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5.399cm" svg:y="15.83cm">
                <text:p text:style-name="P4">1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09" draw:text-style-name="P4" draw:layer="layout" svg:width="1.903cm" svg:height="2.739cm" svg:x="2.098cm" svg:y="19.314cm">
                <text:p text:style-name="P4"><text:span text:style-name="T4">0</text:span>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3.999cm" svg:y="19.315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5.898cm" svg:y="19.314cm">
                <text:p text:style-name="P4"><text:span text:style-name="T4">1</text:span>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7.799cm" svg:y="19.315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9.698cm" svg:y="19.314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1.599cm" svg:y="19.315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3.498cm" svg:y="19.314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5.399cm" svg:y="19.315cm">
                <text:p text:style-name="P4">0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09" draw:text-style-name="P4" draw:layer="layout" svg:width="1.903cm" svg:height="2.739cm" svg:x="2.098cm" svg:y="22.8cm">
                <text:p text:style-name="P4"><text:span text:style-name="T4">0</text:span>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3.999cm" svg:y="22.801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09" draw:text-style-name="P4" draw:layer="layout" svg:width="1.903cm" svg:height="2.739cm" svg:x="5.898cm" svg:y="22.8cm">
                <text:p text:style-name="P4"><text:span text:style-name="T4">0</text:span>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7.799cm" svg:y="22.801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9.698cm" svg:y="22.8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1.599cm" svg:y="22.801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3.498cm" svg:y="22.8cm">
                <text:p text:style-name="P4">0</text:p>
                <draw:enhanced-geometry svg:viewBox="0 0 21600 21600" draw:type="rectangle" draw:enhanced-path="M 0 0 L 21600 0 21600 21600 0 21600 0 0 Z N"/>
              </draw:custom-shape>
              <draw:custom-shape draw:style-name="gr110" draw:text-style-name="P4" draw:layer="layout" svg:width="1.903cm" svg:height="2.739cm" svg:x="15.399cm" svg:y="22.801cm">
                <text:p text:style-name="P4">0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11" draw:text-style-name="P6" draw:layer="layout" svg:width="3.554cm" svg:height="1.826cm" svg:x="18.159cm" svg:y="-1.2cm">
            <draw:text-box>
              <text:p text:style-name="P6">LD 4</text:p>
            </draw:text-box>
          </draw:frame>
          <draw:frame draw:style-name="gr112" draw:text-style-name="P6" draw:layer="layout" svg:width="3.478cm" svg:height="1.826cm" svg:x="18.197cm" svg:y="2.3cm">
            <draw:text-box>
              <text:p text:style-name="P6">ST 4</text:p>
            </draw:text-box>
          </draw:frame>
          <draw:frame draw:style-name="gr112" draw:text-style-name="P6" draw:layer="layout" svg:width="4.727cm" svg:height="1.826cm" svg:x="17.573cm" svg:y="5.8cm">
            <draw:text-box>
              <text:p text:style-name="P6">ADD 9</text:p>
            </draw:text-box>
          </draw:frame>
          <draw:frame draw:style-name="gr112" draw:text-style-name="P6" draw:layer="layout" svg:width="4.651cm" svg:height="1.826cm" svg:x="17.611cm" svg:y="9.3cm">
            <draw:text-box>
              <text:p text:style-name="P6">SUB 9</text:p>
            </draw:text-box>
          </draw:frame>
          <draw:frame draw:style-name="gr112" draw:text-style-name="P6" draw:layer="layout" svg:width="4.549cm" svg:height="1.826cm" svg:x="17.662cm" svg:y="12.8cm">
            <draw:text-box>
              <text:p text:style-name="P6">JMP 9</text:p>
            </draw:text-box>
          </draw:frame>
          <draw:frame draw:style-name="gr112" draw:text-style-name="P6" draw:layer="layout" svg:width="3.321cm" svg:height="1.826cm" svg:x="18.276cm" svg:y="16.3cm">
            <draw:text-box>
              <text:p text:style-name="P6">JZ 9</text:p>
            </draw:text-box>
          </draw:frame>
          <draw:frame draw:style-name="gr112" draw:text-style-name="P6" draw:layer="layout" svg:width="3.131cm" svg:height="1.826cm" svg:x="18.371cm" svg:y="19.8cm">
            <draw:text-box>
              <text:p text:style-name="P6">HLT</text:p>
            </draw:text-box>
          </draw:frame>
          <draw:frame draw:style-name="gr112" draw:text-style-name="P6" draw:layer="layout" svg:width="3.554cm" svg:height="1.826cm" svg:x="18.159cm" svg:y="23.3cm">
            <draw:text-box>
              <text:p text:style-name="P6">NOP</text:p>
            </draw:text-box>
          </draw:frame>
        </draw:g>
        <draw:g>
          <draw:g>
            <draw:custom-shape draw:style-name="gr109" draw:text-style-name="P4" draw:layer="layout" svg:width="1.903cm" svg:height="2.739cm" svg:x="-7.104cm" svg:y="33.26cm">
              <text:p text:style-name="P4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109" draw:text-style-name="P4" draw:layer="layout" svg:width="1.903cm" svg:height="2.739cm" svg:x="-5.203cm" svg:y="33.261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09" draw:text-style-name="P4" draw:layer="layout" svg:width="1.903cm" svg:height="2.739cm" svg:x="-3.304cm" svg:y="33.26cm">
              <text:p text:style-name="P4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1.403cm" svg:y="33.261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0.496cm" svg:y="33.26cm">
              <text:p text:style-name="P4">0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2.397cm" svg:y="33.261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4.296cm" svg:y="33.26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6.197cm" svg:y="33.261cm">
              <text:p text:style-name="P4">1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4" draw:layer="layout" svg:width="1.903cm" svg:height="2.739cm" svg:x="-21cm" svg:y="14.5cm">
              <text:p text:style-name="P4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109" draw:text-style-name="P4" draw:layer="layout" svg:width="1.903cm" svg:height="2.739cm" svg:x="-19.099cm" svg:y="14.501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09" draw:text-style-name="P4" draw:layer="layout" svg:width="1.903cm" svg:height="2.739cm" svg:x="-17.2cm" svg:y="14.5cm">
              <text:p text:style-name="P4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15.299cm" svg:y="14.501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13.4cm" svg:y="14.5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11.499cm" svg:y="14.501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9.6cm" svg:y="14.5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7.699cm" svg:y="14.501cm">
              <text:p text:style-name="P4">0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4" draw:layer="layout" svg:width="1.903cm" svg:height="2.739cm" svg:x="-21cm" svg:y="20.3cm">
              <text:p text:style-name="P4"><text:span text:style-name="T4">0</text:span></text:p>
              <draw:enhanced-geometry svg:viewBox="0 0 21600 21600" draw:type="rectangle" draw:enhanced-path="M 0 0 L 21600 0 21600 21600 0 21600 0 0 Z N"/>
            </draw:custom-shape>
            <draw:custom-shape draw:style-name="gr109" draw:text-style-name="P4" draw:layer="layout" svg:width="1.903cm" svg:height="2.739cm" svg:x="-19.099cm" svg:y="20.301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09" draw:text-style-name="P4" draw:layer="layout" svg:width="1.903cm" svg:height="2.739cm" svg:x="-17.2cm" svg:y="20.3cm">
              <text:p text:style-name="P4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15.299cm" svg:y="20.301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13.4cm" svg:y="20.3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11.499cm" svg:y="20.301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9.6cm" svg:y="20.3cm">
              <text:p text:style-name="P4">1</text:p>
              <draw:enhanced-geometry svg:viewBox="0 0 21600 21600" draw:type="rectangle" draw:enhanced-path="M 0 0 L 21600 0 21600 21600 0 21600 0 0 Z N"/>
            </draw:custom-shape>
            <draw:custom-shape draw:style-name="gr110" draw:text-style-name="P4" draw:layer="layout" svg:width="1.903cm" svg:height="2.739cm" svg:x="-7.699cm" svg:y="20.301cm">
              <text:p text:style-name="P4">1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23:15:05</meta:creation-date>
    <dc:date>2013-05-01T20:06:24</dc:date>
    <meta:editing-duration>P2DT7H10M5S</meta:editing-duration>
    <meta:editing-cycles>6</meta:editing-cycles>
    <meta:generator>LibreOffice/3.5$Linux_x86 LibreOffice_project/350m1$Build-2</meta:generator>
    <meta:document-statistic meta:object-count="281"/>
  </office:meta>
</office:document-meta>
</file>